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2"/>
        </table:table-row>
        <table:table-row table:style-name="ro1">
          <table:table-cell office:value-type="float" office:value="4.8256252527291226" table:style-name="ce1">
            <text:p>4,825625253</text:p>
          </table:table-cell>
          <table:table-cell office:value-type="float" office:value="4.8911552575940016" table:style-name="ce1">
            <text:p>4,891155258</text:p>
          </table:table-cell>
          <table:table-cell table:number-columns-repeated="16382"/>
        </table:table-row>
        <table:table-row table:style-name="ro1">
          <table:table-cell office:value-type="float" office:value="4.9993379810066987" table:style-name="ce1">
            <text:p>4,999337981</text:p>
          </table:table-cell>
          <table:table-cell office:value-type="float" office:value="4.5111828513915988" table:style-name="ce1">
            <text:p>4,511182851</text:p>
          </table:table-cell>
          <table:table-cell table:number-columns-repeated="16382"/>
        </table:table-row>
        <table:table-row table:style-name="ro1">
          <table:table-cell office:value-type="float" office:value="4.6985392737283851" table:style-name="ce1">
            <text:p>4,698539274</text:p>
          </table:table-cell>
          <table:table-cell office:value-type="float" office:value="5.2361490339907899" table:style-name="ce1">
            <text:p>5,236149034</text:p>
          </table:table-cell>
          <table:table-cell table:number-columns-repeated="16382"/>
        </table:table-row>
        <table:table-row table:style-name="ro1">
          <table:table-cell office:value-type="float" office:value="5.2164886957752028" table:style-name="ce1">
            <text:p>5,216488696</text:p>
          </table:table-cell>
          <table:table-cell office:value-type="float" office:value="4.8448898242547767" table:style-name="ce1">
            <text:p>4,844889824</text:p>
          </table:table-cell>
          <table:table-cell table:number-columns-repeated="16382"/>
        </table:table-row>
        <table:table-row table:style-name="ro1">
          <table:table-cell office:value-type="float" office:value="5.6336872199439094" table:style-name="ce1">
            <text:p>5,63368722</text:p>
          </table:table-cell>
          <table:table-cell office:value-type="float" office:value="4.5429955771047918" table:style-name="ce1">
            <text:p>4,542995577</text:p>
          </table:table-cell>
          <table:table-cell table:number-columns-repeated="16382"/>
        </table:table-row>
        <table:table-row table:style-name="ro1">
          <table:table-cell office:value-type="float" office:value="4.879254476445757" table:style-name="ce1">
            <text:p>4,879254476</text:p>
          </table:table-cell>
          <table:table-cell office:value-type="float" office:value="4.9192060899025858" table:style-name="ce1">
            <text:p>4,91920609</text:p>
          </table:table-cell>
          <table:table-cell table:number-columns-repeated="16382"/>
        </table:table-row>
        <table:table-row table:style-name="ro1">
          <table:table-cell office:value-type="float" office:value="4.0224202499487109" table:style-name="ce1">
            <text:p>4,02242025</text:p>
          </table:table-cell>
          <table:table-cell office:value-type="float" office:value="5.6781350847656276" table:style-name="ce1">
            <text:p>5,678135085</text:p>
          </table:table-cell>
          <table:table-cell table:number-columns-repeated="16382"/>
        </table:table-row>
        <table:table-row table:style-name="ro1">
          <table:table-cell office:value-type="float" office:value="5.1282162050890214" table:style-name="ce1">
            <text:p>5,128216205</text:p>
          </table:table-cell>
          <table:table-cell office:value-type="float" office:value="4.6343937163322728" table:style-name="ce1">
            <text:p>4,634393716</text:p>
          </table:table-cell>
          <table:table-cell table:number-columns-repeated="16382"/>
        </table:table-row>
        <table:table-row table:style-name="ro1">
          <table:table-cell office:value-type="float" office:value="5.7179107050001052" table:style-name="ce1">
            <text:p>5,717910705</text:p>
          </table:table-cell>
          <table:table-cell office:value-type="float" office:value="5.2049817000603342" table:style-name="ce1">
            <text:p>5,2049817</text:p>
          </table:table-cell>
          <table:table-cell table:number-columns-repeated="16382"/>
        </table:table-row>
        <table:table-row table:style-name="ro1">
          <table:table-cell office:value-type="float" office:value="5.1503341490076879" table:style-name="ce1">
            <text:p>5,150334149</text:p>
          </table:table-cell>
          <table:table-cell office:value-type="float" office:value="4.7875505606299837" table:style-name="ce1">
            <text:p>4,787550561</text:p>
          </table:table-cell>
          <table:table-cell table:number-columns-repeated="16382"/>
        </table:table-row>
        <table:table-row table:style-name="ro1">
          <table:table-cell office:value-type="float" office:value="5.0371779534123267" table:style-name="ce1">
            <text:p>5,037177953</text:p>
          </table:table-cell>
          <table:table-cell office:value-type="float" office:value="4.4660118893197236" table:style-name="ce1">
            <text:p>4,466011889</text:p>
          </table:table-cell>
          <table:table-cell table:number-columns-repeated="16382"/>
        </table:table-row>
        <table:table-row table:style-name="ro1">
          <table:table-cell office:value-type="float" office:value="5.2782591330486959" table:style-name="ce1">
            <text:p>5,278259133</text:p>
          </table:table-cell>
          <table:table-cell office:value-type="float" office:value="4.8689465884048726" table:style-name="ce1">
            <text:p>4,868946588</text:p>
          </table:table-cell>
          <table:table-cell table:number-columns-repeated="16382"/>
        </table:table-row>
        <table:table-row table:style-name="ro1">
          <table:table-cell office:value-type="float" office:value="5.0469168687941179" table:style-name="ce1">
            <text:p>5,046916869</text:p>
          </table:table-cell>
          <table:table-cell office:value-type="float" office:value="5.4207192017698969" table:style-name="ce1">
            <text:p>5,420719202</text:p>
          </table:table-cell>
          <table:table-cell table:number-columns-repeated="16382"/>
        </table:table-row>
        <table:table-row table:style-name="ro1">
          <table:table-cell office:value-type="float" office:value="5.0996618387971706" table:style-name="ce1">
            <text:p>5,099661839</text:p>
          </table:table-cell>
          <table:table-cell office:value-type="float" office:value="5.0918636059121436" table:style-name="ce1">
            <text:p>5,091863606</text:p>
          </table:table-cell>
          <table:table-cell table:number-columns-repeated="16382"/>
        </table:table-row>
        <table:table-row table:style-name="ro1">
          <table:table-cell office:value-type="float" office:value="5.0967747566877639" table:style-name="ce1">
            <text:p>5,096774757</text:p>
          </table:table-cell>
          <table:table-cell office:value-type="float" office:value="4.7433549386366396" table:style-name="ce1">
            <text:p>4,743354939</text:p>
          </table:table-cell>
          <table:table-cell table:number-columns-repeated="16382"/>
        </table:table-row>
        <table:table-row table:style-name="ro1">
          <table:table-cell office:value-type="float" office:value="5.292601651801994" table:style-name="ce1">
            <text:p>5,292601652</text:p>
          </table:table-cell>
          <table:table-cell office:value-type="float" office:value="5.5401756887815692" table:style-name="ce1">
            <text:p>5,540175689</text:p>
          </table:table-cell>
          <table:table-cell table:number-columns-repeated="16382"/>
        </table:table-row>
        <table:table-row table:style-name="ro1">
          <table:table-cell office:value-type="float" office:value="5.2655819810342761" table:style-name="ce1">
            <text:p>5,265581981</text:p>
          </table:table-cell>
          <table:table-cell office:value-type="float" office:value="5.309718085062709" table:style-name="ce1">
            <text:p>5,309718085</text:p>
          </table:table-cell>
          <table:table-cell table:number-columns-repeated="16382"/>
        </table:table-row>
        <table:table-row table:style-name="ro1">
          <table:table-cell office:value-type="float" office:value="4.6929514683786344" table:style-name="ce1">
            <text:p>4,692951468</text:p>
          </table:table-cell>
          <table:table-cell office:value-type="float" office:value="4.6962744719944762" table:style-name="ce1">
            <text:p>4,696274472</text:p>
          </table:table-cell>
          <table:table-cell table:number-columns-repeated="16382"/>
        </table:table-row>
        <table:table-row table:style-name="ro1">
          <table:table-cell office:value-type="float" office:value="4.4956933914978556" table:style-name="ce1">
            <text:p>4,495693391</text:p>
          </table:table-cell>
          <table:table-cell office:value-type="float" office:value="5.4312885747899529" table:style-name="ce1">
            <text:p>5,431288575</text:p>
          </table:table-cell>
          <table:table-cell table:number-columns-repeated="16382"/>
        </table:table-row>
        <table:table-row table:style-name="ro1">
          <table:table-cell office:value-type="float" office:value="4.9110370463374213" table:style-name="ce1">
            <text:p>4,911037046</text:p>
          </table:table-cell>
          <table:table-cell office:value-type="float" office:value="5.4899453798683453" table:style-name="ce1">
            <text:p>5,48994538</text:p>
          </table:table-cell>
          <table:table-cell table:number-columns-repeated="16382"/>
        </table:table-row>
        <table:table-row table:style-name="ro1">
          <table:table-cell office:value-type="float" office:value="4.7263309110596197" table:style-name="ce1">
            <text:p>4,726330911</text:p>
          </table:table-cell>
          <table:table-cell office:value-type="float" office:value="4.8468718560099964" table:style-name="ce1">
            <text:p>4,846871856</text:p>
          </table:table-cell>
          <table:table-cell table:number-columns-repeated="16382"/>
        </table:table-row>
        <table:table-row table:style-name="ro1">
          <table:table-cell office:value-type="float" office:value="5.03339878051694" table:style-name="ce1">
            <text:p>5,033398781</text:p>
          </table:table-cell>
          <table:table-cell office:value-type="float" office:value="5.3225075240308293" table:style-name="ce1">
            <text:p>5,322507524</text:p>
          </table:table-cell>
          <table:table-cell table:number-columns-repeated="16382"/>
        </table:table-row>
        <table:table-row table:style-name="ro1">
          <table:table-cell office:value-type="float" office:value="5.0212625685298278" table:style-name="ce1">
            <text:p>5,021262569</text:p>
          </table:table-cell>
          <table:table-cell office:value-type="float" office:value="5.0738936642527008" table:style-name="ce1">
            <text:p>5,073893664</text:p>
          </table:table-cell>
          <table:table-cell table:number-columns-repeated="16382"/>
        </table:table-row>
        <table:table-row table:style-name="ro1">
          <table:table-cell office:value-type="float" office:value="5.0057846485569657" table:style-name="ce1">
            <text:p>5,005784649</text:p>
          </table:table-cell>
          <table:table-cell office:value-type="float" office:value="5.0620157020965859" table:style-name="ce1">
            <text:p>5,062015702</text:p>
          </table:table-cell>
          <table:table-cell table:number-columns-repeated="16382"/>
        </table:table-row>
        <table:table-row table:style-name="ro1">
          <table:table-cell office:value-type="float" office:value="4.6092354937403393" table:style-name="ce1">
            <text:p>4,609235494</text:p>
          </table:table-cell>
          <table:table-cell office:value-type="float" office:value="5.0283244853406472" table:style-name="ce1">
            <text:p>5,028324485</text:p>
          </table:table-cell>
          <table:table-cell table:number-columns-repeated="16382"/>
        </table:table-row>
        <table:table-row table:style-name="ro1">
          <table:table-cell office:value-type="float" office:value="4.9346973522709856" table:style-name="ce1">
            <text:p>4,934697352</text:p>
          </table:table-cell>
          <table:table-cell office:value-type="float" office:value="4.9801114316899531" table:style-name="ce1">
            <text:p>4,980111432</text:p>
          </table:table-cell>
          <table:table-cell table:number-columns-repeated="16382"/>
        </table:table-row>
        <table:table-row table:style-name="ro1">
          <table:table-cell office:value-type="float" office:value="5.1723177945778271" table:style-name="ce1">
            <text:p>5,172317795</text:p>
          </table:table-cell>
          <table:table-cell office:value-type="float" office:value="4.7617626506468902" table:style-name="ce1">
            <text:p>4,761762651</text:p>
          </table:table-cell>
          <table:table-cell table:number-columns-repeated="16382"/>
        </table:table-row>
        <table:table-row table:style-name="ro1">
          <table:table-cell office:value-type="float" office:value="4.9704221904083798" table:style-name="ce1">
            <text:p>4,97042219</text:p>
          </table:table-cell>
          <table:table-cell office:value-type="float" office:value="4.895923341029274" table:style-name="ce1">
            <text:p>4,895923341</text:p>
          </table:table-cell>
          <table:table-cell table:number-columns-repeated="16382"/>
        </table:table-row>
        <table:table-row table:style-name="ro1">
          <table:table-cell office:value-type="float" office:value="5.1460557017412016" table:style-name="ce1">
            <text:p>5,146055702</text:p>
          </table:table-cell>
          <table:table-cell office:value-type="float" office:value="5.2746697278554562" table:style-name="ce1">
            <text:p>5,274669728</text:p>
          </table:table-cell>
          <table:table-cell table:number-columns-repeated="16382"/>
        </table:table-row>
        <table:table-row table:style-name="ro1">
          <table:table-cell office:value-type="float" office:value="4.665601158169209" table:style-name="ce1">
            <text:p>4,665601158</text:p>
          </table:table-cell>
          <table:table-cell office:value-type="float" office:value="5.2050686508859156" table:style-name="ce1">
            <text:p>5,205068651</text:p>
          </table:table-cell>
          <table:table-cell table:number-columns-repeated="16382"/>
        </table:table-row>
        <table:table-row table:style-name="ro1">
          <table:table-cell office:value-type="float" office:value="5.7230241620765918" table:style-name="ce1">
            <text:p>5,723024162</text:p>
          </table:table-cell>
          <table:table-cell office:value-type="float" office:value="4.485095075958581" table:style-name="ce1">
            <text:p>4,485095076</text:p>
          </table:table-cell>
          <table:table-cell table:number-columns-repeated="16382"/>
        </table:table-row>
        <table:table-row table:style-name="ro1">
          <table:table-cell office:value-type="float" office:value="4.7094398366397101" table:style-name="ce1">
            <text:p>4,709439837</text:p>
          </table:table-cell>
          <table:table-cell office:value-type="float" office:value="4.6917978400545399" table:style-name="ce1">
            <text:p>4,69179784</text:p>
          </table:table-cell>
          <table:table-cell table:number-columns-repeated="16382"/>
        </table:table-row>
        <table:table-row table:style-name="ro1">
          <table:table-cell office:value-type="float" office:value="4.9023157974598481" table:style-name="ce1">
            <text:p>4,902315797</text:p>
          </table:table-cell>
          <table:table-cell office:value-type="float" office:value="5.5679971800838999" table:style-name="ce1">
            <text:p>5,56799718</text:p>
          </table:table-cell>
          <table:table-cell table:number-columns-repeated="16382"/>
        </table:table-row>
        <table:table-row table:style-name="ro1">
          <table:table-cell office:value-type="float" office:value="5.0046734367215118" table:style-name="ce1">
            <text:p>5,004673437</text:p>
          </table:table-cell>
          <table:table-cell office:value-type="float" office:value="4.7568572416494712" table:style-name="ce1">
            <text:p>4,756857242</text:p>
          </table:table-cell>
          <table:table-cell table:number-columns-repeated="16382"/>
        </table:table-row>
        <table:table-row table:style-name="ro1">
          <table:table-cell office:value-type="float" office:value="5.21763122650695" table:style-name="ce1">
            <text:p>5,217631227</text:p>
          </table:table-cell>
          <table:table-cell office:value-type="float" office:value="4.7900684141252032" table:style-name="ce1">
            <text:p>4,790068414</text:p>
          </table:table-cell>
          <table:table-cell table:number-columns-repeated="16382"/>
        </table:table-row>
        <table:table-row table:style-name="ro1">
          <table:table-cell office:value-type="float" office:value="5.3931942567076776" table:style-name="ce1">
            <text:p>5,393194257</text:p>
          </table:table-cell>
          <table:table-cell office:value-type="float" office:value="5.1068434640854026" table:style-name="ce1">
            <text:p>5,106843464</text:p>
          </table:table-cell>
          <table:table-cell table:number-columns-repeated="16382"/>
        </table:table-row>
        <table:table-row table:style-name="ro1">
          <table:table-cell office:value-type="float" office:value="5.4860727887295937" table:style-name="ce1">
            <text:p>5,486072789</text:p>
          </table:table-cell>
          <table:table-cell office:value-type="float" office:value="4.7685295148964437" table:style-name="ce1">
            <text:p>4,768529515</text:p>
          </table:table-cell>
          <table:table-cell table:number-columns-repeated="16382"/>
        </table:table-row>
        <table:table-row table:style-name="ro1">
          <table:table-cell office:value-type="float" office:value="6.0607999893302109" table:style-name="ce1">
            <text:p>6,060799989</text:p>
          </table:table-cell>
          <table:table-cell office:value-type="float" office:value="5.2886046187617097" table:style-name="ce1">
            <text:p>5,288604619</text:p>
          </table:table-cell>
          <table:table-cell table:number-columns-repeated="16382"/>
        </table:table-row>
        <table:table-row table:style-name="ro1">
          <table:table-cell office:value-type="float" office:value="5.2291030534053453" table:style-name="ce1">
            <text:p>5,229103053</text:p>
          </table:table-cell>
          <table:table-cell office:value-type="float" office:value="4.9820840433373172" table:style-name="ce1">
            <text:p>4,982084043</text:p>
          </table:table-cell>
          <table:table-cell table:number-columns-repeated="16382"/>
        </table:table-row>
        <table:table-row table:style-name="ro1">
          <table:table-cell office:value-type="float" office:value="4.7460410083029503" table:style-name="ce1">
            <text:p>4,746041008</text:p>
          </table:table-cell>
          <table:table-cell office:value-type="float" office:value="4.696280962831743" table:style-name="ce1">
            <text:p>4,696280963</text:p>
          </table:table-cell>
          <table:table-cell table:number-columns-repeated="16382"/>
        </table:table-row>
        <table:table-row table:style-name="ro1">
          <table:table-cell office:value-type="float" office:value="4.9524079358647937" table:style-name="ce1">
            <text:p>4,952407936</text:p>
          </table:table-cell>
          <table:table-cell office:value-type="float" office:value="4.7209555750774044" table:style-name="ce1">
            <text:p>4,720955575</text:p>
          </table:table-cell>
          <table:table-cell table:number-columns-repeated="16382"/>
        </table:table-row>
        <table:table-row table:style-name="ro1">
          <table:table-cell office:value-type="float" office:value="5.098936499286947" table:style-name="ce1">
            <text:p>5,098936499</text:p>
          </table:table-cell>
          <table:table-cell office:value-type="float" office:value="4.710865898853438" table:style-name="ce1">
            <text:p>4,710865899</text:p>
          </table:table-cell>
          <table:table-cell table:number-columns-repeated="16382"/>
        </table:table-row>
        <table:table-row table:style-name="ro1">
          <table:table-cell office:value-type="float" office:value="5.2173789452936532" table:style-name="ce1">
            <text:p>5,217378945</text:p>
          </table:table-cell>
          <table:table-cell office:value-type="float" office:value="5.3346425964436426" table:style-name="ce1">
            <text:p>5,334642596</text:p>
          </table:table-cell>
          <table:table-cell table:number-columns-repeated="16382"/>
        </table:table-row>
        <table:table-row table:style-name="ro1">
          <table:table-cell office:value-type="float" office:value="4.7529558224092003" table:style-name="ce1">
            <text:p>4,752955822</text:p>
          </table:table-cell>
          <table:table-cell office:value-type="float" office:value="5.417440123714143" table:style-name="ce1">
            <text:p>5,417440124</text:p>
          </table:table-cell>
          <table:table-cell table:number-columns-repeated="16382"/>
        </table:table-row>
        <table:table-row table:style-name="ro1">
          <table:table-cell office:value-type="float" office:value="4.9167203224867357" table:style-name="ce1">
            <text:p>4,916720322</text:p>
          </table:table-cell>
          <table:table-cell office:value-type="float" office:value="5.4043507601308791" table:style-name="ce1">
            <text:p>5,40435076</text:p>
          </table:table-cell>
          <table:table-cell table:number-columns-repeated="16382"/>
        </table:table-row>
        <table:table-row table:style-name="ro1">
          <table:table-cell office:value-type="float" office:value="5.1533582215519331" table:style-name="ce1">
            <text:p>5,153358222</text:p>
          </table:table-cell>
          <table:table-cell office:value-type="float" office:value="5.3928149125799827" table:style-name="ce1">
            <text:p>5,392814913</text:p>
          </table:table-cell>
          <table:table-cell table:number-columns-repeated="16382"/>
        </table:table-row>
        <table:table-row table:style-name="ro1">
          <table:table-cell office:value-type="float" office:value="4.6510430715646116" table:style-name="ce1">
            <text:p>4,651043072</text:p>
          </table:table-cell>
          <table:table-cell office:value-type="float" office:value="4.9626221046272709" table:style-name="ce1">
            <text:p>4,962622105</text:p>
          </table:table-cell>
          <table:table-cell table:number-columns-repeated="16382"/>
        </table:table-row>
        <table:table-row table:style-name="ro1">
          <table:table-cell office:value-type="float" office:value="5.508000241206827" table:style-name="ce1">
            <text:p>5,508000241</text:p>
          </table:table-cell>
          <table:table-cell office:value-type="float" office:value="4.783687103311447" table:style-name="ce1">
            <text:p>4,783687103</text:p>
          </table:table-cell>
          <table:table-cell table:number-columns-repeated="16382"/>
        </table:table-row>
        <table:table-row table:style-name="ro1">
          <table:table-cell office:value-type="float" office:value="4.286979571011722" table:style-name="ce1">
            <text:p>4,286979571</text:p>
          </table:table-cell>
          <table:table-cell office:value-type="float" office:value="4.3200937864832403" table:style-name="ce1">
            <text:p>4,320093786</text:p>
          </table:table-cell>
          <table:table-cell table:number-columns-repeated="16382"/>
        </table:table-row>
        <table:table-row table:style-name="ro1">
          <table:table-cell office:value-type="float" office:value="4.1227457715633786" table:style-name="ce1">
            <text:p>4,122745772</text:p>
          </table:table-cell>
          <table:table-cell office:value-type="float" office:value="4.2600426273291108" table:style-name="ce1">
            <text:p>4,260042627</text:p>
          </table:table-cell>
          <table:table-cell table:number-columns-repeated="16382"/>
        </table:table-row>
        <table:table-row table:style-name="ro1">
          <table:table-cell office:value-type="float" office:value="14.83534433472461" table:style-name="ce1">
            <text:p>14,83534433</text:p>
          </table:table-cell>
          <table:table-cell office:value-type="float" office:value="18.511411233136691" table:style-name="ce1">
            <text:p>18,51141123</text:p>
          </table:table-cell>
          <table:table-cell table:number-columns-repeated="16382"/>
        </table:table-row>
        <table:table-row table:style-name="ro1">
          <table:table-cell office:value-type="float" office:value="14.82310828819473" table:style-name="ce1">
            <text:p>14,82310829</text:p>
          </table:table-cell>
          <table:table-cell office:value-type="float" office:value="18.129410941440572" table:style-name="ce1">
            <text:p>18,12941094</text:p>
          </table:table-cell>
          <table:table-cell table:number-columns-repeated="16382"/>
        </table:table-row>
        <table:table-row table:style-name="ro1">
          <table:table-cell office:value-type="float" office:value="14.95600340393456" table:style-name="ce1">
            <text:p>14,9560034</text:p>
          </table:table-cell>
          <table:table-cell office:value-type="float" office:value="18.003419578174409" table:style-name="ce1">
            <text:p>18,00341958</text:p>
          </table:table-cell>
          <table:table-cell table:number-columns-repeated="16382"/>
        </table:table-row>
        <table:table-row table:style-name="ro1">
          <table:table-cell office:value-type="float" office:value="14.932720464102109" table:style-name="ce1">
            <text:p>14,93272046</text:p>
          </table:table-cell>
          <table:table-cell office:value-type="float" office:value="17.930327862276801" table:style-name="ce1">
            <text:p>17,93032786</text:p>
          </table:table-cell>
          <table:table-cell table:number-columns-repeated="16382"/>
        </table:table-row>
        <table:table-row table:style-name="ro1">
          <table:table-cell office:value-type="float" office:value="15.18446563999081" table:style-name="ce1">
            <text:p>15,18446564</text:p>
          </table:table-cell>
          <table:table-cell office:value-type="float" office:value="17.529606931423469" table:style-name="ce1">
            <text:p>17,52960693</text:p>
          </table:table-cell>
          <table:table-cell table:number-columns-repeated="16382"/>
        </table:table-row>
        <table:table-row table:style-name="ro1">
          <table:table-cell office:value-type="float" office:value="15.40405087093389" table:style-name="ce1">
            <text:p>15,40405087</text:p>
          </table:table-cell>
          <table:table-cell office:value-type="float" office:value="18.368007173299109" table:style-name="ce1">
            <text:p>18,36800717</text:p>
          </table:table-cell>
          <table:table-cell table:number-columns-repeated="16382"/>
        </table:table-row>
        <table:table-row table:style-name="ro1">
          <table:table-cell office:value-type="float" office:value="14.92197706364964" table:style-name="ce1">
            <text:p>14,92197706</text:p>
          </table:table-cell>
          <table:table-cell office:value-type="float" office:value="18.322157369692871" table:style-name="ce1">
            <text:p>18,32215737</text:p>
          </table:table-cell>
          <table:table-cell table:number-columns-repeated="16382"/>
        </table:table-row>
        <table:table-row table:style-name="ro1">
          <table:table-cell office:value-type="float" office:value="14.719462229497131" table:style-name="ce1">
            <text:p>14,71946223</text:p>
          </table:table-cell>
          <table:table-cell office:value-type="float" office:value="17.78511079044986" table:style-name="ce1">
            <text:p>17,78511079</text:p>
          </table:table-cell>
          <table:table-cell table:number-columns-repeated="16382"/>
        </table:table-row>
        <table:table-row table:style-name="ro1">
          <table:table-cell office:value-type="float" office:value="15.062505540108029" table:style-name="ce1">
            <text:p>15,06250554</text:p>
          </table:table-cell>
          <table:table-cell office:value-type="float" office:value="17.92391158996606" table:style-name="ce1">
            <text:p>17,92391159</text:p>
          </table:table-cell>
          <table:table-cell table:number-columns-repeated="16382"/>
        </table:table-row>
        <table:table-row table:style-name="ro1">
          <table:table-cell office:value-type="float" office:value="14.82050478693135" table:style-name="ce1">
            <text:p>14,82050479</text:p>
          </table:table-cell>
          <table:table-cell office:value-type="float" office:value="17.731020784485359" table:style-name="ce1">
            <text:p>17,73102078</text:p>
          </table:table-cell>
          <table:table-cell table:number-columns-repeated="16382"/>
        </table:table-row>
        <table:table-row table:style-name="ro1">
          <table:table-cell office:value-type="float" office:value="14.777002111285579" table:style-name="ce1">
            <text:p>14,77700211</text:p>
          </table:table-cell>
          <table:table-cell office:value-type="float" office:value="18.375667497678599" table:style-name="ce1">
            <text:p>18,3756675</text:p>
          </table:table-cell>
          <table:table-cell table:number-columns-repeated="16382"/>
        </table:table-row>
        <table:table-row table:style-name="ro1">
          <table:table-cell office:value-type="float" office:value="14.22267063773266" table:style-name="ce1">
            <text:p>14,22267064</text:p>
          </table:table-cell>
          <table:table-cell office:value-type="float" office:value="18.140997745747729" table:style-name="ce1">
            <text:p>18,14099775</text:p>
          </table:table-cell>
          <table:table-cell table:number-columns-repeated="16382"/>
        </table:table-row>
        <table:table-row table:style-name="ro1">
          <table:table-cell office:value-type="float" office:value="14.905425219274809" table:style-name="ce1">
            <text:p>14,90542522</text:p>
          </table:table-cell>
          <table:table-cell office:value-type="float" office:value="18.29112539999986" table:style-name="ce1">
            <text:p>18,2911254</text:p>
          </table:table-cell>
          <table:table-cell table:number-columns-repeated="16382"/>
        </table:table-row>
        <table:table-row table:style-name="ro1">
          <table:table-cell office:value-type="float" office:value="15.20602944545575" table:style-name="ce1">
            <text:p>15,20602945</text:p>
          </table:table-cell>
          <table:table-cell office:value-type="float" office:value="16.88698621293883" table:style-name="ce1">
            <text:p>16,88698621</text:p>
          </table:table-cell>
          <table:table-cell table:number-columns-repeated="16382"/>
        </table:table-row>
        <table:table-row table:style-name="ro1">
          <table:table-cell office:value-type="float" office:value="15.23385864419097" table:style-name="ce1">
            <text:p>15,23385864</text:p>
          </table:table-cell>
          <table:table-cell office:value-type="float" office:value="18.129709697379369" table:style-name="ce1">
            <text:p>18,1297097</text:p>
          </table:table-cell>
          <table:table-cell table:number-columns-repeated="16382"/>
        </table:table-row>
        <table:table-row table:style-name="ro1">
          <table:table-cell office:value-type="float" office:value="15.008745134650621" table:style-name="ce1">
            <text:p>15,00874513</text:p>
          </table:table-cell>
          <table:table-cell office:value-type="float" office:value="17.812530473488842" table:style-name="ce1">
            <text:p>17,81253047</text:p>
          </table:table-cell>
          <table:table-cell table:number-columns-repeated="16382"/>
        </table:table-row>
        <table:table-row table:style-name="ro1">
          <table:table-cell office:value-type="float" office:value="15.341312488782251" table:style-name="ce1">
            <text:p>15,34131249</text:p>
          </table:table-cell>
          <table:table-cell office:value-type="float" office:value="17.834788276115589" table:style-name="ce1">
            <text:p>17,83478828</text:p>
          </table:table-cell>
          <table:table-cell table:number-columns-repeated="16382"/>
        </table:table-row>
        <table:table-row table:style-name="ro1">
          <table:table-cell office:value-type="float" office:value="15.73388705065987" table:style-name="ce1">
            <text:p>15,73388705</text:p>
          </table:table-cell>
          <table:table-cell office:value-type="float" office:value="18.225753142197721" table:style-name="ce1">
            <text:p>18,22575314</text:p>
          </table:table-cell>
          <table:table-cell table:number-columns-repeated="16382"/>
        </table:table-row>
        <table:table-row table:style-name="ro1">
          <table:table-cell office:value-type="float" office:value="15.855131226975789" table:style-name="ce1">
            <text:p>15,85513123</text:p>
          </table:table-cell>
          <table:table-cell office:value-type="float" office:value="17.685786401231901" table:style-name="ce1">
            <text:p>17,6857864</text:p>
          </table:table-cell>
          <table:table-cell table:number-columns-repeated="16382"/>
        </table:table-row>
        <table:table-row table:style-name="ro1">
          <table:table-cell office:value-type="float" office:value="14.29762974390686" table:style-name="ce1">
            <text:p>14,29762974</text:p>
          </table:table-cell>
          <table:table-cell office:value-type="float" office:value="18.285915838994331" table:style-name="ce1">
            <text:p>18,28591584</text:p>
          </table:table-cell>
          <table:table-cell table:number-columns-repeated="16382"/>
        </table:table-row>
        <table:table-row table:style-name="ro1">
          <table:table-cell office:value-type="float" office:value="15.34108162469011" table:style-name="ce1">
            <text:p>15,34108162</text:p>
          </table:table-cell>
          <table:table-cell office:value-type="float" office:value="18.0141440388219" table:style-name="ce1">
            <text:p>18,01414404</text:p>
          </table:table-cell>
          <table:table-cell table:number-columns-repeated="16382"/>
        </table:table-row>
        <table:table-row table:style-name="ro1">
          <table:table-cell office:value-type="float" office:value="14.38448270170214" table:style-name="ce1">
            <text:p>14,3844827</text:p>
          </table:table-cell>
          <table:table-cell office:value-type="float" office:value="17.820841926113548" table:style-name="ce1">
            <text:p>17,82084193</text:p>
          </table:table-cell>
          <table:table-cell table:number-columns-repeated="16382"/>
        </table:table-row>
        <table:table-row table:style-name="ro1">
          <table:table-cell office:value-type="float" office:value="15.247194213568131" table:style-name="ce1">
            <text:p>15,24719421</text:p>
          </table:table-cell>
          <table:table-cell office:value-type="float" office:value="17.926329469738501" table:style-name="ce1">
            <text:p>17,92632947</text:p>
          </table:table-cell>
          <table:table-cell table:number-columns-repeated="16382"/>
        </table:table-row>
        <table:table-row table:style-name="ro1">
          <table:table-cell office:value-type="float" office:value="14.95360592581104" table:style-name="ce1">
            <text:p>14,95360593</text:p>
          </table:table-cell>
          <table:table-cell office:value-type="float" office:value="17.929816412535299" table:style-name="ce1">
            <text:p>17,92981641</text:p>
          </table:table-cell>
          <table:table-cell table:number-columns-repeated="16382"/>
        </table:table-row>
        <table:table-row table:style-name="ro1">
          <table:table-cell office:value-type="float" office:value="14.626434137749399" table:style-name="ce1">
            <text:p>14,62643414</text:p>
          </table:table-cell>
          <table:table-cell office:value-type="float" office:value="17.78679186956656" table:style-name="ce1">
            <text:p>17,78679187</text:p>
          </table:table-cell>
          <table:table-cell table:number-columns-repeated="16382"/>
        </table:table-row>
        <table:table-row table:style-name="ro1">
          <table:table-cell office:value-type="float" office:value="14.42937783179179" table:style-name="ce1">
            <text:p>14,42937783</text:p>
          </table:table-cell>
          <table:table-cell office:value-type="float" office:value="18.707183979324409" table:style-name="ce1">
            <text:p>18,70718398</text:p>
          </table:table-cell>
          <table:table-cell table:number-columns-repeated="16382"/>
        </table:table-row>
        <table:table-row table:style-name="ro1">
          <table:table-cell office:value-type="float" office:value="14.80985084994481" table:style-name="ce1">
            <text:p>14,80985085</text:p>
          </table:table-cell>
          <table:table-cell office:value-type="float" office:value="18.191044072727021" table:style-name="ce1">
            <text:p>18,19104407</text:p>
          </table:table-cell>
          <table:table-cell table:number-columns-repeated="16382"/>
        </table:table-row>
        <table:table-row table:style-name="ro1">
          <table:table-cell office:value-type="float" office:value="14.591245622143481" table:style-name="ce1">
            <text:p>14,59124562</text:p>
          </table:table-cell>
          <table:table-cell office:value-type="float" office:value="18.317811295840428" table:style-name="ce1">
            <text:p>18,3178113</text:p>
          </table:table-cell>
          <table:table-cell table:number-columns-repeated="16382"/>
        </table:table-row>
        <table:table-row table:style-name="ro1">
          <table:table-cell office:value-type="float" office:value="14.250735608945879" table:style-name="ce1">
            <text:p>14,25073561</text:p>
          </table:table-cell>
          <table:table-cell office:value-type="float" office:value="18.36824604722198" table:style-name="ce1">
            <text:p>18,36824605</text:p>
          </table:table-cell>
          <table:table-cell table:number-columns-repeated="16382"/>
        </table:table-row>
        <table:table-row table:style-name="ro1">
          <table:table-cell office:value-type="float" office:value="14.985852830048509" table:style-name="ce1">
            <text:p>14,98585283</text:p>
          </table:table-cell>
          <table:table-cell office:value-type="float" office:value="18.84424202144028" table:style-name="ce1">
            <text:p>18,84424202</text:p>
          </table:table-cell>
          <table:table-cell table:number-columns-repeated="16382"/>
        </table:table-row>
        <table:table-row table:style-name="ro1">
          <table:table-cell office:value-type="float" office:value="14.477386370862391" table:style-name="ce1">
            <text:p>14,47738637</text:p>
          </table:table-cell>
          <table:table-cell office:value-type="float" office:value="18.030552192063841" table:style-name="ce1">
            <text:p>18,03055219</text:p>
          </table:table-cell>
          <table:table-cell table:number-columns-repeated="16382"/>
        </table:table-row>
        <table:table-row table:style-name="ro1">
          <table:table-cell office:value-type="float" office:value="15.146892725553551" table:style-name="ce1">
            <text:p>15,14689273</text:p>
          </table:table-cell>
          <table:table-cell office:value-type="float" office:value="18.493159676950491" table:style-name="ce1">
            <text:p>18,49315968</text:p>
          </table:table-cell>
          <table:table-cell table:number-columns-repeated="16382"/>
        </table:table-row>
        <table:table-row table:style-name="ro1">
          <table:table-cell office:value-type="float" office:value="14.83085721544369" table:style-name="ce1">
            <text:p>14,83085722</text:p>
          </table:table-cell>
          <table:table-cell office:value-type="float" office:value="18.034585762609719" table:style-name="ce1">
            <text:p>18,03458576</text:p>
          </table:table-cell>
          <table:table-cell table:number-columns-repeated="16382"/>
        </table:table-row>
        <table:table-row table:style-name="ro1">
          <table:table-cell office:value-type="float" office:value="14.143013308369049" table:style-name="ce1">
            <text:p>14,14301331</text:p>
          </table:table-cell>
          <table:table-cell office:value-type="float" office:value="17.667932454390922" table:style-name="ce1">
            <text:p>17,66793245</text:p>
          </table:table-cell>
          <table:table-cell table:number-columns-repeated="16382"/>
        </table:table-row>
        <table:table-row table:style-name="ro1">
          <table:table-cell office:value-type="float" office:value="15.1806463802221" table:style-name="ce1">
            <text:p>15,18064638</text:p>
          </table:table-cell>
          <table:table-cell office:value-type="float" office:value="18.441669730521291" table:style-name="ce1">
            <text:p>18,44166973</text:p>
          </table:table-cell>
          <table:table-cell table:number-columns-repeated="16382"/>
        </table:table-row>
        <table:table-row table:style-name="ro1">
          <table:table-cell office:value-type="float" office:value="14.887305492373761" table:style-name="ce1">
            <text:p>14,88730549</text:p>
          </table:table-cell>
          <table:table-cell office:value-type="float" office:value="18.82254220927932" table:style-name="ce1">
            <text:p>18,82254221</text:p>
          </table:table-cell>
          <table:table-cell table:number-columns-repeated="16382"/>
        </table:table-row>
        <table:table-row table:style-name="ro1">
          <table:table-cell office:value-type="float" office:value="15.704099690579641" table:style-name="ce1">
            <text:p>15,70409969</text:p>
          </table:table-cell>
          <table:table-cell office:value-type="float" office:value="17.97573900329008" table:style-name="ce1">
            <text:p>17,975739</text:p>
          </table:table-cell>
          <table:table-cell table:number-columns-repeated="16382"/>
        </table:table-row>
        <table:table-row table:style-name="ro1">
          <table:table-cell office:value-type="float" office:value="14.034598799530491" table:style-name="ce1">
            <text:p>14,0345988</text:p>
          </table:table-cell>
          <table:table-cell office:value-type="float" office:value="17.288973449677609" table:style-name="ce1">
            <text:p>17,28897345</text:p>
          </table:table-cell>
          <table:table-cell table:number-columns-repeated="16382"/>
        </table:table-row>
        <table:table-row table:style-name="ro1">
          <table:table-cell office:value-type="float" office:value="14.688856469349041" table:style-name="ce1">
            <text:p>14,68885647</text:p>
          </table:table-cell>
          <table:table-cell office:value-type="float" office:value="18.44633644316967" table:style-name="ce1">
            <text:p>18,44633644</text:p>
          </table:table-cell>
          <table:table-cell table:number-columns-repeated="16382"/>
        </table:table-row>
        <table:table-row table:style-name="ro1">
          <table:table-cell office:value-type="float" office:value="15.12410891511351" table:style-name="ce1">
            <text:p>15,12410892</text:p>
          </table:table-cell>
          <table:table-cell office:value-type="float" office:value="17.16230087351088" table:style-name="ce1">
            <text:p>17,16230087</text:p>
          </table:table-cell>
          <table:table-cell table:number-columns-repeated="16382"/>
        </table:table-row>
        <table:table-row table:style-name="ro1">
          <table:table-cell office:value-type="float" office:value="14.908493668451939" table:style-name="ce1">
            <text:p>14,90849367</text:p>
          </table:table-cell>
          <table:table-cell office:value-type="float" office:value="18.64534454982525" table:style-name="ce1">
            <text:p>18,64534455</text:p>
          </table:table-cell>
          <table:table-cell table:number-columns-repeated="16382"/>
        </table:table-row>
        <table:table-row table:style-name="ro1">
          <table:table-cell office:value-type="float" office:value="14.850078125078941" table:style-name="ce1">
            <text:p>14,85007813</text:p>
          </table:table-cell>
          <table:table-cell office:value-type="float" office:value="17.70001215308973" table:style-name="ce1">
            <text:p>17,70001215</text:p>
          </table:table-cell>
          <table:table-cell table:number-columns-repeated="16382"/>
        </table:table-row>
        <table:table-row table:style-name="ro1">
          <table:table-cell office:value-type="float" office:value="15.821849641007249" table:style-name="ce1">
            <text:p>15,82184964</text:p>
          </table:table-cell>
          <table:table-cell office:value-type="float" office:value="18.02136381471934" table:style-name="ce1">
            <text:p>18,02136381</text:p>
          </table:table-cell>
          <table:table-cell table:number-columns-repeated="16382"/>
        </table:table-row>
        <table:table-row table:style-name="ro1">
          <table:table-cell office:value-type="float" office:value="14.80833716048557" table:style-name="ce1">
            <text:p>14,80833716</text:p>
          </table:table-cell>
          <table:table-cell office:value-type="float" office:value="18.14006686353131" table:style-name="ce1">
            <text:p>18,14006686</text:p>
          </table:table-cell>
          <table:table-cell table:number-columns-repeated="16382"/>
        </table:table-row>
        <table:table-row table:style-name="ro1">
          <table:table-cell office:value-type="float" office:value="15.006865890549641" table:style-name="ce1">
            <text:p>15,00686589</text:p>
          </table:table-cell>
          <table:table-cell office:value-type="float" office:value="17.82834308870596" table:style-name="ce1">
            <text:p>17,82834309</text:p>
          </table:table-cell>
          <table:table-cell table:number-columns-repeated="16382"/>
        </table:table-row>
        <table:table-row table:style-name="ro1">
          <table:table-cell office:value-type="float" office:value="15.483382531420791" table:style-name="ce1">
            <text:p>15,48338253</text:p>
          </table:table-cell>
          <table:table-cell office:value-type="float" office:value="18.446280721113791" table:style-name="ce1">
            <text:p>18,44628072</text:p>
          </table:table-cell>
          <table:table-cell table:number-columns-repeated="16382"/>
        </table:table-row>
        <table:table-row table:style-name="ro1">
          <table:table-cell office:value-type="float" office:value="15.336344623256441" table:style-name="ce1">
            <text:p>15,33634462</text:p>
          </table:table-cell>
          <table:table-cell office:value-type="float" office:value="17.958845112970589" table:style-name="ce1">
            <text:p>17,95884511</text:p>
          </table:table-cell>
          <table:table-cell table:number-columns-repeated="16382"/>
        </table:table-row>
        <table:table-row table:style-name="ro1">
          <table:table-cell office:value-type="float" office:value="15.45876015055979" table:style-name="ce1">
            <text:p>15,45876015</text:p>
          </table:table-cell>
          <table:table-cell office:value-type="float" office:value="17.98011896833653" table:style-name="ce1">
            <text:p>17,98011897</text:p>
          </table:table-cell>
          <table:table-cell table:number-columns-repeated="16382"/>
        </table:table-row>
        <table:table-row table:style-name="ro1">
          <table:table-cell office:value-type="float" office:value="15.18665730689154" table:style-name="ce1">
            <text:p>15,18665731</text:p>
          </table:table-cell>
          <table:table-cell office:value-type="float" office:value="18.413474747175801" table:style-name="ce1">
            <text:p>18,41347475</text:p>
          </table:table-cell>
          <table:table-cell table:number-columns-repeated="16382"/>
        </table:table-row>
        <table:table-row table:style-name="ro1">
          <table:table-cell office:value-type="float" office:value="15.32353774410627" table:style-name="ce1">
            <text:p>15,32353774</text:p>
          </table:table-cell>
          <table:table-cell office:value-type="float" office:value="18.715901873282512" table:style-name="ce1">
            <text:p>18,71590187</text:p>
          </table:table-cell>
          <table:table-cell table:number-columns-repeated="16382"/>
        </table:table-row>
        <table:table-row table:style-name="ro1">
          <table:table-cell office:value-type="float" office:value="25.203077807218079" table:style-name="ce1">
            <text:p>25,20307781</text:p>
          </table:table-cell>
          <table:table-cell office:value-type="float" office:value="9.2421730063592928" table:style-name="ce1">
            <text:p>9,242173006</text:p>
          </table:table-cell>
          <table:table-cell table:number-columns-repeated="16382"/>
        </table:table-row>
        <table:table-row table:style-name="ro1">
          <table:table-cell office:value-type="float" office:value="24.477923452757981" table:style-name="ce1">
            <text:p>24,47792345</text:p>
          </table:table-cell>
          <table:table-cell office:value-type="float" office:value="10.60754806840678" table:style-name="ce1">
            <text:p>10,60754807</text:p>
          </table:table-cell>
          <table:table-cell table:number-columns-repeated="16382"/>
        </table:table-row>
        <table:table-row table:style-name="ro1">
          <table:table-cell office:value-type="float" office:value="24.850922573530319" table:style-name="ce1">
            <text:p>24,85092257</text:p>
          </table:table-cell>
          <table:table-cell office:value-type="float" office:value="10.17394261530989" table:style-name="ce1">
            <text:p>10,17394262</text:p>
          </table:table-cell>
          <table:table-cell table:number-columns-repeated="16382"/>
        </table:table-row>
        <table:table-row table:style-name="ro1">
          <table:table-cell office:value-type="float" office:value="24.616844954561131" table:style-name="ce1">
            <text:p>24,61684495</text:p>
          </table:table-cell>
          <table:table-cell office:value-type="float" office:value="10.450396640656139" table:style-name="ce1">
            <text:p>10,45039664</text:p>
          </table:table-cell>
          <table:table-cell table:number-columns-repeated="16382"/>
        </table:table-row>
        <table:table-row table:style-name="ro1">
          <table:table-cell office:value-type="float" office:value="24.826825488025239" table:style-name="ce1">
            <text:p>24,82682549</text:p>
          </table:table-cell>
          <table:table-cell office:value-type="float" office:value="10.65614870737428" table:style-name="ce1">
            <text:p>10,65614871</text:p>
          </table:table-cell>
          <table:table-cell table:number-columns-repeated="16382"/>
        </table:table-row>
        <table:table-row table:style-name="ro1">
          <table:table-cell office:value-type="float" office:value="24.76049469059582" table:style-name="ce1">
            <text:p>24,76049469</text:p>
          </table:table-cell>
          <table:table-cell office:value-type="float" office:value="10.503160028522959" table:style-name="ce1">
            <text:p>10,50316003</text:p>
          </table:table-cell>
          <table:table-cell table:number-columns-repeated="16382"/>
        </table:table-row>
        <table:table-row table:style-name="ro1">
          <table:table-cell office:value-type="float" office:value="25.303478247169391" table:style-name="ce1">
            <text:p>25,30347825</text:p>
          </table:table-cell>
          <table:table-cell office:value-type="float" office:value="9.6749236425636322" table:style-name="ce1">
            <text:p>9,674923643</text:p>
          </table:table-cell>
          <table:table-cell table:number-columns-repeated="16382"/>
        </table:table-row>
        <table:table-row table:style-name="ro1">
          <table:table-cell office:value-type="float" office:value="25.494548349736231" table:style-name="ce1">
            <text:p>25,49454835</text:p>
          </table:table-cell>
          <table:table-cell office:value-type="float" office:value="9.5942644792858012" table:style-name="ce1">
            <text:p>9,594264479</text:p>
          </table:table-cell>
          <table:table-cell table:number-columns-repeated="16382"/>
        </table:table-row>
        <table:table-row table:style-name="ro1">
          <table:table-cell office:value-type="float" office:value="24.629889764993091" table:style-name="ce1">
            <text:p>24,62988976</text:p>
          </table:table-cell>
          <table:table-cell office:value-type="float" office:value="10.32477008145071" table:style-name="ce1">
            <text:p>10,32477008</text:p>
          </table:table-cell>
          <table:table-cell table:number-columns-repeated="16382"/>
        </table:table-row>
        <table:table-row table:style-name="ro1">
          <table:table-cell office:value-type="float" office:value="24.71859609934031" table:style-name="ce1">
            <text:p>24,7185961</text:p>
          </table:table-cell>
          <table:table-cell office:value-type="float" office:value="9.7327706197354704" table:style-name="ce1">
            <text:p>9,73277062</text:p>
          </table:table-cell>
          <table:table-cell table:number-columns-repeated="16382"/>
        </table:table-row>
        <table:table-row table:style-name="ro1">
          <table:table-cell office:value-type="float" office:value="24.84524468085532" table:style-name="ce1">
            <text:p>24,84524468</text:p>
          </table:table-cell>
          <table:table-cell office:value-type="float" office:value="9.5499238645573676" table:style-name="ce1">
            <text:p>9,549923865</text:p>
          </table:table-cell>
          <table:table-cell table:number-columns-repeated="16382"/>
        </table:table-row>
        <table:table-row table:style-name="ro1">
          <table:table-cell office:value-type="float" office:value="25.470247484353251" table:style-name="ce1">
            <text:p>25,47024748</text:p>
          </table:table-cell>
          <table:table-cell office:value-type="float" office:value="10.27383161431818" table:style-name="ce1">
            <text:p>10,27383161</text:p>
          </table:table-cell>
          <table:table-cell table:number-columns-repeated="16382"/>
        </table:table-row>
        <table:table-row table:style-name="ro1">
          <table:table-cell office:value-type="float" office:value="24.96880208648928" table:style-name="ce1">
            <text:p>24,96880209</text:p>
          </table:table-cell>
          <table:table-cell office:value-type="float" office:value="9.9512235697719067" table:style-name="ce1">
            <text:p>9,95122357</text:p>
          </table:table-cell>
          <table:table-cell table:number-columns-repeated="16382"/>
        </table:table-row>
        <table:table-row table:style-name="ro1">
          <table:table-cell office:value-type="float" office:value="25.202569980745231" table:style-name="ce1">
            <text:p>25,20256998</text:p>
          </table:table-cell>
          <table:table-cell office:value-type="float" office:value="10.79440079523358" table:style-name="ce1">
            <text:p>10,7944008</text:p>
          </table:table-cell>
          <table:table-cell table:number-columns-repeated="16382"/>
        </table:table-row>
        <table:table-row table:style-name="ro1">
          <table:table-cell office:value-type="float" office:value="25.391936411139511" table:style-name="ce1">
            <text:p>25,39193641</text:p>
          </table:table-cell>
          <table:table-cell office:value-type="float" office:value="9.7711942895760693" table:style-name="ce1">
            <text:p>9,77119429</text:p>
          </table:table-cell>
          <table:table-cell table:number-columns-repeated="16382"/>
        </table:table-row>
        <table:table-row table:style-name="ro1">
          <table:table-cell office:value-type="float" office:value="25.349838642361991" table:style-name="ce1">
            <text:p>25,34983864</text:p>
          </table:table-cell>
          <table:table-cell office:value-type="float" office:value="9.9465529725536097" table:style-name="ce1">
            <text:p>9,946552973</text:p>
          </table:table-cell>
          <table:table-cell table:number-columns-repeated="16382"/>
        </table:table-row>
        <table:table-row table:style-name="ro1">
          <table:table-cell office:value-type="float" office:value="24.910450817288321" table:style-name="ce1">
            <text:p>24,91045082</text:p>
          </table:table-cell>
          <table:table-cell office:value-type="float" office:value="10.839912118818461" table:style-name="ce1">
            <text:p>10,83991212</text:p>
          </table:table-cell>
          <table:table-cell table:number-columns-repeated="16382"/>
        </table:table-row>
        <table:table-row table:style-name="ro1">
          <table:table-cell office:value-type="float" office:value="24.81147794604485" table:style-name="ce1">
            <text:p>24,81147795</text:p>
          </table:table-cell>
          <table:table-cell office:value-type="float" office:value="9.784366788192667" table:style-name="ce1">
            <text:p>9,784366788</text:p>
          </table:table-cell>
          <table:table-cell table:number-columns-repeated="16382"/>
        </table:table-row>
        <table:table-row table:style-name="ro1">
          <table:table-cell office:value-type="float" office:value="24.121552620739649" table:style-name="ce1">
            <text:p>24,12155262</text:p>
          </table:table-cell>
          <table:table-cell office:value-type="float" office:value="9.3689518845460888" table:style-name="ce1">
            <text:p>9,368951885</text:p>
          </table:table-cell>
          <table:table-cell table:number-columns-repeated="16382"/>
        </table:table-row>
        <table:table-row table:style-name="ro1">
          <table:table-cell office:value-type="float" office:value="25.20300532243057" table:style-name="ce1">
            <text:p>25,20300532</text:p>
          </table:table-cell>
          <table:table-cell office:value-type="float" office:value="9.6872855944666423" table:style-name="ce1">
            <text:p>9,687285594</text:p>
          </table:table-cell>
          <table:table-cell table:number-columns-repeated="16382"/>
        </table:table-row>
        <table:table-row table:style-name="ro1">
          <table:table-cell office:value-type="float" office:value="25.231936210802459" table:style-name="ce1">
            <text:p>25,23193621</text:p>
          </table:table-cell>
          <table:table-cell office:value-type="float" office:value="9.4983080264353283" table:style-name="ce1">
            <text:p>9,498308026</text:p>
          </table:table-cell>
          <table:table-cell table:number-columns-repeated="16382"/>
        </table:table-row>
        <table:table-row table:style-name="ro1">
          <table:table-cell office:value-type="float" office:value="24.65471057815072" table:style-name="ce1">
            <text:p>24,65471058</text:p>
          </table:table-cell>
          <table:table-cell office:value-type="float" office:value="10.3035568181302" table:style-name="ce1">
            <text:p>10,30355682</text:p>
          </table:table-cell>
          <table:table-cell table:number-columns-repeated="16382"/>
        </table:table-row>
        <table:table-row table:style-name="ro1">
          <table:table-cell office:value-type="float" office:value="25.657401571208389" table:style-name="ce1">
            <text:p>25,65740157</text:p>
          </table:table-cell>
          <table:table-cell office:value-type="float" office:value="10.266612760640809" table:style-name="ce1">
            <text:p>10,26661276</text:p>
          </table:table-cell>
          <table:table-cell table:number-columns-repeated="16382"/>
        </table:table-row>
        <table:table-row table:style-name="ro1">
          <table:table-cell office:value-type="float" office:value="25.539023878774561" table:style-name="ce1">
            <text:p>25,53902388</text:p>
          </table:table-cell>
          <table:table-cell office:value-type="float" office:value="10.767067377117581" table:style-name="ce1">
            <text:p>10,76706738</text:p>
          </table:table-cell>
          <table:table-cell table:number-columns-repeated="16382"/>
        </table:table-row>
        <table:table-row table:style-name="ro1">
          <table:table-cell office:value-type="float" office:value="25.46804011891934" table:style-name="ce1">
            <text:p>25,46804012</text:p>
          </table:table-cell>
          <table:table-cell office:value-type="float" office:value="9.5867019827649891" table:style-name="ce1">
            <text:p>9,586701983</text:p>
          </table:table-cell>
          <table:table-cell table:number-columns-repeated="16382"/>
        </table:table-row>
        <table:table-row table:style-name="ro1">
          <table:table-cell office:value-type="float" office:value="24.95259487937161" table:style-name="ce1">
            <text:p>24,95259488</text:p>
          </table:table-cell>
          <table:table-cell office:value-type="float" office:value="10.283588051808209" table:style-name="ce1">
            <text:p>10,28358805</text:p>
          </table:table-cell>
          <table:table-cell table:number-columns-repeated="16382"/>
        </table:table-row>
        <table:table-row table:style-name="ro1">
          <table:table-cell office:value-type="float" office:value="24.813318894420291" table:style-name="ce1">
            <text:p>24,81331889</text:p>
          </table:table-cell>
          <table:table-cell office:value-type="float" office:value="10.20337571679455" table:style-name="ce1">
            <text:p>10,20337572</text:p>
          </table:table-cell>
          <table:table-cell table:number-columns-repeated="16382"/>
        </table:table-row>
        <table:table-row table:style-name="ro1">
          <table:table-cell office:value-type="float" office:value="24.28937967157249" table:style-name="ce1">
            <text:p>24,28937967</text:p>
          </table:table-cell>
          <table:table-cell office:value-type="float" office:value="9.6271174095146179" table:style-name="ce1">
            <text:p>9,62711741</text:p>
          </table:table-cell>
          <table:table-cell table:number-columns-repeated="16382"/>
        </table:table-row>
        <table:table-row table:style-name="ro1">
          <table:table-cell office:value-type="float" office:value="25.237995885513332" table:style-name="ce1">
            <text:p>25,23799589</text:p>
          </table:table-cell>
          <table:table-cell office:value-type="float" office:value="8.9933110699993879" table:style-name="ce1">
            <text:p>8,99331107</text:p>
          </table:table-cell>
          <table:table-cell table:number-columns-repeated="16382"/>
        </table:table-row>
        <table:table-row table:style-name="ro1">
          <table:table-cell office:value-type="float" office:value="24.501529373971952" table:style-name="ce1">
            <text:p>24,50152937</text:p>
          </table:table-cell>
          <table:table-cell office:value-type="float" office:value="9.9920267569404366" table:style-name="ce1">
            <text:p>9,992026757</text:p>
          </table:table-cell>
          <table:table-cell table:number-columns-repeated="16382"/>
        </table:table-row>
        <table:table-row table:style-name="ro1">
          <table:table-cell office:value-type="float" office:value="24.22627248642122" table:style-name="ce1">
            <text:p>24,22627249</text:p>
          </table:table-cell>
          <table:table-cell office:value-type="float" office:value="10.02570444823694" table:style-name="ce1">
            <text:p>10,02570445</text:p>
          </table:table-cell>
          <table:table-cell table:number-columns-repeated="16382"/>
        </table:table-row>
        <table:table-row table:style-name="ro1">
          <table:table-cell office:value-type="float" office:value="24.640203629188711" table:style-name="ce1">
            <text:p>24,64020363</text:p>
          </table:table-cell>
          <table:table-cell office:value-type="float" office:value="9.8687824320246254" table:style-name="ce1">
            <text:p>9,868782432</text:p>
          </table:table-cell>
          <table:table-cell table:number-columns-repeated="16382"/>
        </table:table-row>
        <table:table-row table:style-name="ro1">
          <table:table-cell office:value-type="float" office:value="24.883457715969762" table:style-name="ce1">
            <text:p>24,88345772</text:p>
          </table:table-cell>
          <table:table-cell office:value-type="float" office:value="10.0851819389014" table:style-name="ce1">
            <text:p>10,08518194</text:p>
          </table:table-cell>
          <table:table-cell table:number-columns-repeated="16382"/>
        </table:table-row>
        <table:table-row table:style-name="ro1">
          <table:table-cell office:value-type="float" office:value="24.746295069437959" table:style-name="ce1">
            <text:p>24,74629507</text:p>
          </table:table-cell>
          <table:table-cell office:value-type="float" office:value="10.04035888329517" table:style-name="ce1">
            <text:p>10,04035888</text:p>
          </table:table-cell>
          <table:table-cell table:number-columns-repeated="16382"/>
        </table:table-row>
        <table:table-row table:style-name="ro1">
          <table:table-cell office:value-type="float" office:value="24.729479439707781" table:style-name="ce1">
            <text:p>24,72947944</text:p>
          </table:table-cell>
          <table:table-cell office:value-type="float" office:value="10.250233079534819" table:style-name="ce1">
            <text:p>10,25023308</text:p>
          </table:table-cell>
          <table:table-cell table:number-columns-repeated="16382"/>
        </table:table-row>
        <table:table-row table:style-name="ro1">
          <table:table-cell office:value-type="float" office:value="25.762214100979641" table:style-name="ce1">
            <text:p>25,7622141</text:p>
          </table:table-cell>
          <table:table-cell office:value-type="float" office:value="10.088591400662629" table:style-name="ce1">
            <text:p>10,0885914</text:p>
          </table:table-cell>
          <table:table-cell table:number-columns-repeated="16382"/>
        </table:table-row>
        <table:table-row table:style-name="ro1">
          <table:table-cell office:value-type="float" office:value="25.076441164906409" table:style-name="ce1">
            <text:p>25,07644116</text:p>
          </table:table-cell>
          <table:table-cell office:value-type="float" office:value="9.4761964129774583" table:style-name="ce1">
            <text:p>9,476196413</text:p>
          </table:table-cell>
          <table:table-cell table:number-columns-repeated="16382"/>
        </table:table-row>
        <table:table-row table:style-name="ro1">
          <table:table-cell office:value-type="float" office:value="25.312014801547171" table:style-name="ce1">
            <text:p>25,3120148</text:p>
          </table:table-cell>
          <table:table-cell office:value-type="float" office:value="9.6588697021496959" table:style-name="ce1">
            <text:p>9,658869702</text:p>
          </table:table-cell>
          <table:table-cell table:number-columns-repeated="16382"/>
        </table:table-row>
        <table:table-row table:style-name="ro1">
          <table:table-cell office:value-type="float" office:value="24.63601876158754" table:style-name="ce1">
            <text:p>24,63601876</text:p>
          </table:table-cell>
          <table:table-cell office:value-type="float" office:value="10.250847753786109" table:style-name="ce1">
            <text:p>10,25084775</text:p>
          </table:table-cell>
          <table:table-cell table:number-columns-repeated="16382"/>
        </table:table-row>
        <table:table-row table:style-name="ro1">
          <table:table-cell office:value-type="float" office:value="25.081467434961041" table:style-name="ce1">
            <text:p>25,08146743</text:p>
          </table:table-cell>
          <table:table-cell office:value-type="float" office:value="10.49822895292708" table:style-name="ce1">
            <text:p>10,49822895</text:p>
          </table:table-cell>
          <table:table-cell table:number-columns-repeated="16382"/>
        </table:table-row>
        <table:table-row table:style-name="ro1">
          <table:table-cell office:value-type="float" office:value="25.64929461782334" table:style-name="ce1">
            <text:p>25,64929462</text:p>
          </table:table-cell>
          <table:table-cell office:value-type="float" office:value="9.7571432970088789" table:style-name="ce1">
            <text:p>9,757143297</text:p>
          </table:table-cell>
          <table:table-cell table:number-columns-repeated="16382"/>
        </table:table-row>
        <table:table-row table:style-name="ro1">
          <table:table-cell office:value-type="float" office:value="25.057769645570179" table:style-name="ce1">
            <text:p>25,05776965</text:p>
          </table:table-cell>
          <table:table-cell office:value-type="float" office:value="10.792186832608889" table:style-name="ce1">
            <text:p>10,79218683</text:p>
          </table:table-cell>
          <table:table-cell table:number-columns-repeated="16382"/>
        </table:table-row>
        <table:table-row table:style-name="ro1">
          <table:table-cell office:value-type="float" office:value="25.434942662603071" table:style-name="ce1">
            <text:p>25,43494266</text:p>
          </table:table-cell>
          <table:table-cell office:value-type="float" office:value="10.320872072636471" table:style-name="ce1">
            <text:p>10,32087207</text:p>
          </table:table-cell>
          <table:table-cell table:number-columns-repeated="16382"/>
        </table:table-row>
        <table:table-row table:style-name="ro1">
          <table:table-cell office:value-type="float" office:value="25.587792729310952" table:style-name="ce1">
            <text:p>25,58779273</text:p>
          </table:table-cell>
          <table:table-cell office:value-type="float" office:value="9.7279286638760301" table:style-name="ce1">
            <text:p>9,727928664</text:p>
          </table:table-cell>
          <table:table-cell table:number-columns-repeated="16382"/>
        </table:table-row>
        <table:table-row table:style-name="ro1">
          <table:table-cell office:value-type="float" office:value="25.286462534236581" table:style-name="ce1">
            <text:p>25,28646253</text:p>
          </table:table-cell>
          <table:table-cell office:value-type="float" office:value="10.634164025213799" table:style-name="ce1">
            <text:p>10,63416403</text:p>
          </table:table-cell>
          <table:table-cell table:number-columns-repeated="16382"/>
        </table:table-row>
        <table:table-row table:style-name="ro1">
          <table:table-cell office:value-type="float" office:value="25.72941052852979" table:style-name="ce1">
            <text:p>25,72941053</text:p>
          </table:table-cell>
          <table:table-cell office:value-type="float" office:value="9.6372168321779998" table:style-name="ce1">
            <text:p>9,637216832</text:p>
          </table:table-cell>
          <table:table-cell table:number-columns-repeated="16382"/>
        </table:table-row>
        <table:table-row table:style-name="ro1">
          <table:table-cell office:value-type="float" office:value="24.886746606565861" table:style-name="ce1">
            <text:p>24,88674661</text:p>
          </table:table-cell>
          <table:table-cell office:value-type="float" office:value="10.17222182817596" table:style-name="ce1">
            <text:p>10,17222183</text:p>
          </table:table-cell>
          <table:table-cell table:number-columns-repeated="16382"/>
        </table:table-row>
        <table:table-row table:style-name="ro1">
          <table:table-cell office:value-type="float" office:value="24.86995119564558" table:style-name="ce1">
            <text:p>24,8699512</text:p>
          </table:table-cell>
          <table:table-cell office:value-type="float" office:value="9.8236826920863773" table:style-name="ce1">
            <text:p>9,823682692</text:p>
          </table:table-cell>
          <table:table-cell table:number-columns-repeated="16382"/>
        </table:table-row>
        <table:table-row table:style-name="ro1">
          <table:table-cell office:value-type="float" office:value="25.307800597681879" table:style-name="ce1">
            <text:p>25,3078006</text:p>
          </table:table-cell>
          <table:table-cell office:value-type="float" office:value="9.8409655077098428" table:style-name="ce1">
            <text:p>9,840965508</text:p>
          </table:table-cell>
          <table:table-cell table:number-columns-repeated="16382"/>
        </table:table-row>
        <table:table-row table:style-name="ro1">
          <table:table-cell office:value-type="float" office:value="24.195439198960131" table:style-name="ce1">
            <text:p>24,1954392</text:p>
          </table:table-cell>
          <table:table-cell office:value-type="float" office:value="10.162831292127811" table:style-name="ce1">
            <text:p>10,16283129</text:p>
          </table:table-cell>
          <table:table-cell table:number-columns-repeated="16382"/>
        </table:table-row>
        <table:table-row table:style-name="ro1">
          <table:table-cell office:value-type="float" office:value="29.85142752330017" table:style-name="ce1">
            <text:p>29,85142752</text:p>
          </table:table-cell>
          <table:table-cell office:value-type="float" office:value="24.74396415639438" table:style-name="ce1">
            <text:p>24,74396416</text:p>
          </table:table-cell>
          <table:table-cell table:number-columns-repeated="16382"/>
        </table:table-row>
        <table:table-row table:style-name="ro1">
          <table:table-cell office:value-type="float" office:value="29.451991647270429" table:style-name="ce1">
            <text:p>29,45199165</text:p>
          </table:table-cell>
          <table:table-cell office:value-type="float" office:value="25.3548378634401" table:style-name="ce1">
            <text:p>25,35483786</text:p>
          </table:table-cell>
          <table:table-cell table:number-columns-repeated="16382"/>
        </table:table-row>
        <table:table-row table:style-name="ro1">
          <table:table-cell office:value-type="float" office:value="29.22051057885249" table:style-name="ce1">
            <text:p>29,22051058</text:p>
          </table:table-cell>
          <table:table-cell office:value-type="float" office:value="24.405233238347201" table:style-name="ce1">
            <text:p>24,40523324</text:p>
          </table:table-cell>
          <table:table-cell table:number-columns-repeated="16382"/>
        </table:table-row>
        <table:table-row table:style-name="ro1">
          <table:table-cell office:value-type="float" office:value="29.903453878103601" table:style-name="ce1">
            <text:p>29,90345388</text:p>
          </table:table-cell>
          <table:table-cell office:value-type="float" office:value="25.43013445497774" table:style-name="ce1">
            <text:p>25,43013445</text:p>
          </table:table-cell>
          <table:table-cell table:number-columns-repeated="16382"/>
        </table:table-row>
        <table:table-row table:style-name="ro1">
          <table:table-cell office:value-type="float" office:value="30.45839706698893" table:style-name="ce1">
            <text:p>30,45839707</text:p>
          </table:table-cell>
          <table:table-cell office:value-type="float" office:value="24.59575607777472" table:style-name="ce1">
            <text:p>24,59575608</text:p>
          </table:table-cell>
          <table:table-cell table:number-columns-repeated="16382"/>
        </table:table-row>
        <table:table-row table:style-name="ro1">
          <table:table-cell office:value-type="float" office:value="29.937828731405759" table:style-name="ce1">
            <text:p>29,93782873</text:p>
          </table:table-cell>
          <table:table-cell office:value-type="float" office:value="24.471340268719349" table:style-name="ce1">
            <text:p>24,47134027</text:p>
          </table:table-cell>
          <table:table-cell table:number-columns-repeated="16382"/>
        </table:table-row>
        <table:table-row table:style-name="ro1">
          <table:table-cell office:value-type="float" office:value="30.353922472321219" table:style-name="ce1">
            <text:p>30,35392247</text:p>
          </table:table-cell>
          <table:table-cell office:value-type="float" office:value="24.483203068817939" table:style-name="ce1">
            <text:p>24,48320307</text:p>
          </table:table-cell>
          <table:table-cell table:number-columns-repeated="16382"/>
        </table:table-row>
        <table:table-row table:style-name="ro1">
          <table:table-cell office:value-type="float" office:value="29.949881489247471" table:style-name="ce1">
            <text:p>29,94988149</text:p>
          </table:table-cell>
          <table:table-cell office:value-type="float" office:value="25.361544322632412" table:style-name="ce1">
            <text:p>25,36154432</text:p>
          </table:table-cell>
          <table:table-cell table:number-columns-repeated="16382"/>
        </table:table-row>
        <table:table-row table:style-name="ro1">
          <table:table-cell office:value-type="float" office:value="29.922155090014531" table:style-name="ce1">
            <text:p>29,92215509</text:p>
          </table:table-cell>
          <table:table-cell office:value-type="float" office:value="25.514556120339009" table:style-name="ce1">
            <text:p>25,51455612</text:p>
          </table:table-cell>
          <table:table-cell table:number-columns-repeated="16382"/>
        </table:table-row>
        <table:table-row table:style-name="ro1">
          <table:table-cell office:value-type="float" office:value="29.6954971218832" table:style-name="ce1">
            <text:p>29,69549712</text:p>
          </table:table-cell>
          <table:table-cell office:value-type="float" office:value="25.12921666434141" table:style-name="ce1">
            <text:p>25,12921666</text:p>
          </table:table-cell>
          <table:table-cell table:number-columns-repeated="16382"/>
        </table:table-row>
        <table:table-row table:style-name="ro1">
          <table:table-cell office:value-type="float" office:value="30.298648765038308" table:style-name="ce1">
            <text:p>30,29864877</text:p>
          </table:table-cell>
          <table:table-cell office:value-type="float" office:value="24.951100894345629" table:style-name="ce1">
            <text:p>24,95110089</text:p>
          </table:table-cell>
          <table:table-cell table:number-columns-repeated="16382"/>
        </table:table-row>
        <table:table-row table:style-name="ro1">
          <table:table-cell office:value-type="float" office:value="30.485209992486212" table:style-name="ce1">
            <text:p>30,48520999</text:p>
          </table:table-cell>
          <table:table-cell office:value-type="float" office:value="25.191845354640868" table:style-name="ce1">
            <text:p>25,19184535</text:p>
          </table:table-cell>
          <table:table-cell table:number-columns-repeated="16382"/>
        </table:table-row>
        <table:table-row table:style-name="ro1">
          <table:table-cell office:value-type="float" office:value="29.426892642447079" table:style-name="ce1">
            <text:p>29,42689264</text:p>
          </table:table-cell>
          <table:table-cell office:value-type="float" office:value="26.385510946413291" table:style-name="ce1">
            <text:p>26,38551095</text:p>
          </table:table-cell>
          <table:table-cell table:number-columns-repeated="16382"/>
        </table:table-row>
        <table:table-row table:style-name="ro1">
          <table:table-cell office:value-type="float" office:value="30.227025275431728" table:style-name="ce1">
            <text:p>30,22702528</text:p>
          </table:table-cell>
          <table:table-cell office:value-type="float" office:value="25.03757015283826" table:style-name="ce1">
            <text:p>25,03757015</text:p>
          </table:table-cell>
          <table:table-cell table:number-columns-repeated="16382"/>
        </table:table-row>
        <table:table-row table:style-name="ro1">
          <table:table-cell office:value-type="float" office:value="29.510415513466729" table:style-name="ce1">
            <text:p>29,51041551</text:p>
          </table:table-cell>
          <table:table-cell office:value-type="float" office:value="25.028618736581969" table:style-name="ce1">
            <text:p>25,02861874</text:p>
          </table:table-cell>
          <table:table-cell table:number-columns-repeated="16382"/>
        </table:table-row>
        <table:table-row table:style-name="ro1">
          <table:table-cell office:value-type="float" office:value="29.839020009205761" table:style-name="ce1">
            <text:p>29,83902001</text:p>
          </table:table-cell>
          <table:table-cell office:value-type="float" office:value="25.22552378311061" table:style-name="ce1">
            <text:p>25,22552378</text:p>
          </table:table-cell>
          <table:table-cell table:number-columns-repeated="16382"/>
        </table:table-row>
        <table:table-row table:style-name="ro1">
          <table:table-cell office:value-type="float" office:value="30.13008460192415" table:style-name="ce1">
            <text:p>30,1300846</text:p>
          </table:table-cell>
          <table:table-cell office:value-type="float" office:value="25.64855331977428" table:style-name="ce1">
            <text:p>25,64855332</text:p>
          </table:table-cell>
          <table:table-cell table:number-columns-repeated="16382"/>
        </table:table-row>
        <table:table-row table:style-name="ro1">
          <table:table-cell office:value-type="float" office:value="30.04978798038421" table:style-name="ce1">
            <text:p>30,04978798</text:p>
          </table:table-cell>
          <table:table-cell office:value-type="float" office:value="25.179726917995989" table:style-name="ce1">
            <text:p>25,17972692</text:p>
          </table:table-cell>
          <table:table-cell table:number-columns-repeated="16382"/>
        </table:table-row>
        <table:table-row table:style-name="ro1">
          <table:table-cell office:value-type="float" office:value="30.13035989802901" table:style-name="ce1">
            <text:p>30,1303599</text:p>
          </table:table-cell>
          <table:table-cell office:value-type="float" office:value="24.94802856892921" table:style-name="ce1">
            <text:p>24,94802857</text:p>
          </table:table-cell>
          <table:table-cell table:number-columns-repeated="16382"/>
        </table:table-row>
        <table:table-row table:style-name="ro1">
          <table:table-cell office:value-type="float" office:value="29.935809930937989" table:style-name="ce1">
            <text:p>29,93580993</text:p>
          </table:table-cell>
          <table:table-cell office:value-type="float" office:value="25.385350070933971" table:style-name="ce1">
            <text:p>25,38535007</text:p>
          </table:table-cell>
          <table:table-cell table:number-columns-repeated="16382"/>
        </table:table-row>
        <table:table-row table:style-name="ro1">
          <table:table-cell office:value-type="float" office:value="30.27300949736852" table:style-name="ce1">
            <text:p>30,2730095</text:p>
          </table:table-cell>
          <table:table-cell office:value-type="float" office:value="24.779695438581179" table:style-name="ce1">
            <text:p>24,77969544</text:p>
          </table:table-cell>
          <table:table-cell table:number-columns-repeated="16382"/>
        </table:table-row>
        <table:table-row table:style-name="ro1">
          <table:table-cell office:value-type="float" office:value="29.61029736395945" table:style-name="ce1">
            <text:p>29,61029736</text:p>
          </table:table-cell>
          <table:table-cell office:value-type="float" office:value="24.976406491268602" table:style-name="ce1">
            <text:p>24,97640649</text:p>
          </table:table-cell>
          <table:table-cell table:number-columns-repeated="16382"/>
        </table:table-row>
        <table:table-row table:style-name="ro1">
          <table:table-cell office:value-type="float" office:value="30.406503993586039" table:style-name="ce1">
            <text:p>30,40650399</text:p>
          </table:table-cell>
          <table:table-cell office:value-type="float" office:value="24.990364714806208" table:style-name="ce1">
            <text:p>24,99036471</text:p>
          </table:table-cell>
          <table:table-cell table:number-columns-repeated="16382"/>
        </table:table-row>
        <table:table-row table:style-name="ro1">
          <table:table-cell office:value-type="float" office:value="30.611252281229788" table:style-name="ce1">
            <text:p>30,61125228</text:p>
          </table:table-cell>
          <table:table-cell office:value-type="float" office:value="24.728725399524301" table:style-name="ce1">
            <text:p>24,7287254</text:p>
          </table:table-cell>
          <table:table-cell table:number-columns-repeated="16382"/>
        </table:table-row>
        <table:table-row table:style-name="ro1">
          <table:table-cell office:value-type="float" office:value="30.04957418818303" table:style-name="ce1">
            <text:p>30,04957419</text:p>
          </table:table-cell>
          <table:table-cell office:value-type="float" office:value="24.119293648661991" table:style-name="ce1">
            <text:p>24,11929365</text:p>
          </table:table-cell>
          <table:table-cell table:number-columns-repeated="16382"/>
        </table:table-row>
        <table:table-row table:style-name="ro1">
          <table:table-cell office:value-type="float" office:value="29.7915162416814" table:style-name="ce1">
            <text:p>29,79151624</text:p>
          </table:table-cell>
          <table:table-cell office:value-type="float" office:value="24.891807538475351" table:style-name="ce1">
            <text:p>24,89180754</text:p>
          </table:table-cell>
          <table:table-cell table:number-columns-repeated="16382"/>
        </table:table-row>
        <table:table-row table:style-name="ro1">
          <table:table-cell office:value-type="float" office:value="30.17882822107223" table:style-name="ce1">
            <text:p>30,17882822</text:p>
          </table:table-cell>
          <table:table-cell office:value-type="float" office:value="25.598731643534901" table:style-name="ce1">
            <text:p>25,59873164</text:p>
          </table:table-cell>
          <table:table-cell table:number-columns-repeated="16382"/>
        </table:table-row>
        <table:table-row table:style-name="ro1">
          <table:table-cell office:value-type="float" office:value="30.012230256277309" table:style-name="ce1">
            <text:p>30,01223026</text:p>
          </table:table-cell>
          <table:table-cell office:value-type="float" office:value="25.508871153563081" table:style-name="ce1">
            <text:p>25,50887115</text:p>
          </table:table-cell>
          <table:table-cell table:number-columns-repeated="16382"/>
        </table:table-row>
        <table:table-row table:style-name="ro1">
          <table:table-cell office:value-type="float" office:value="30.231588376763089" table:style-name="ce1">
            <text:p>30,23158838</text:p>
          </table:table-cell>
          <table:table-cell office:value-type="float" office:value="25.345223263074221" table:style-name="ce1">
            <text:p>25,34522326</text:p>
          </table:table-cell>
          <table:table-cell table:number-columns-repeated="16382"/>
        </table:table-row>
        <table:table-row table:style-name="ro1">
          <table:table-cell office:value-type="float" office:value="29.836845800110929" table:style-name="ce1">
            <text:p>29,8368458</text:p>
          </table:table-cell>
          <table:table-cell office:value-type="float" office:value="25.484746970277019" table:style-name="ce1">
            <text:p>25,48474697</text:p>
          </table:table-cell>
          <table:table-cell table:number-columns-repeated="16382"/>
        </table:table-row>
        <table:table-row table:style-name="ro1">
          <table:table-cell office:value-type="float" office:value="29.624462502450921" table:style-name="ce1">
            <text:p>29,6244625</text:p>
          </table:table-cell>
          <table:table-cell office:value-type="float" office:value="25.173305513920109" table:style-name="ce1">
            <text:p>25,17330551</text:p>
          </table:table-cell>
          <table:table-cell table:number-columns-repeated="16382"/>
        </table:table-row>
        <table:table-row table:style-name="ro1">
          <table:table-cell office:value-type="float" office:value="29.666778264752811" table:style-name="ce1">
            <text:p>29,66677826</text:p>
          </table:table-cell>
          <table:table-cell office:value-type="float" office:value="24.818649056660441" table:style-name="ce1">
            <text:p>24,81864906</text:p>
          </table:table-cell>
          <table:table-cell table:number-columns-repeated="16382"/>
        </table:table-row>
        <table:table-row table:style-name="ro1">
          <table:table-cell office:value-type="float" office:value="29.48850873834726" table:style-name="ce1">
            <text:p>29,48850874</text:p>
          </table:table-cell>
          <table:table-cell office:value-type="float" office:value="24.81927823197389" table:style-name="ce1">
            <text:p>24,81927823</text:p>
          </table:table-cell>
          <table:table-cell table:number-columns-repeated="16382"/>
        </table:table-row>
        <table:table-row table:style-name="ro1">
          <table:table-cell office:value-type="float" office:value="30.122890913778839" table:style-name="ce1">
            <text:p>30,12289091</text:p>
          </table:table-cell>
          <table:table-cell office:value-type="float" office:value="24.975930337922481" table:style-name="ce1">
            <text:p>24,97593034</text:p>
          </table:table-cell>
          <table:table-cell table:number-columns-repeated="16382"/>
        </table:table-row>
        <table:table-row table:style-name="ro1">
          <table:table-cell office:value-type="float" office:value="29.52828227056122" table:style-name="ce1">
            <text:p>29,52828227</text:p>
          </table:table-cell>
          <table:table-cell office:value-type="float" office:value="25.51475894984198" table:style-name="ce1">
            <text:p>25,51475895</text:p>
          </table:table-cell>
          <table:table-cell table:number-columns-repeated="16382"/>
        </table:table-row>
        <table:table-row table:style-name="ro1">
          <table:table-cell office:value-type="float" office:value="30.118027328407958" table:style-name="ce1">
            <text:p>30,11802733</text:p>
          </table:table-cell>
          <table:table-cell office:value-type="float" office:value="25.35282290157652" table:style-name="ce1">
            <text:p>25,3528229</text:p>
          </table:table-cell>
          <table:table-cell table:number-columns-repeated="16382"/>
        </table:table-row>
        <table:table-row table:style-name="ro1">
          <table:table-cell office:value-type="float" office:value="30.274829421872141" table:style-name="ce1">
            <text:p>30,27482942</text:p>
          </table:table-cell>
          <table:table-cell office:value-type="float" office:value="24.767296281561471" table:style-name="ce1">
            <text:p>24,76729628</text:p>
          </table:table-cell>
          <table:table-cell table:number-columns-repeated="16382"/>
        </table:table-row>
        <table:table-row table:style-name="ro1">
          <table:table-cell office:value-type="float" office:value="29.319233564485781" table:style-name="ce1">
            <text:p>29,31923356</text:p>
          </table:table-cell>
          <table:table-cell office:value-type="float" office:value="24.6796014711189" table:style-name="ce1">
            <text:p>24,67960147</text:p>
          </table:table-cell>
          <table:table-cell table:number-columns-repeated="16382"/>
        </table:table-row>
        <table:table-row table:style-name="ro1">
          <table:table-cell office:value-type="float" office:value="30.42880454724563" table:style-name="ce1">
            <text:p>30,42880455</text:p>
          </table:table-cell>
          <table:table-cell office:value-type="float" office:value="24.631258874204889" table:style-name="ce1">
            <text:p>24,63125887</text:p>
          </table:table-cell>
          <table:table-cell table:number-columns-repeated="16382"/>
        </table:table-row>
        <table:table-row table:style-name="ro1">
          <table:table-cell office:value-type="float" office:value="30.285615289513419" table:style-name="ce1">
            <text:p>30,28561529</text:p>
          </table:table-cell>
          <table:table-cell office:value-type="float" office:value="24.78565755940491" table:style-name="ce1">
            <text:p>24,78565756</text:p>
          </table:table-cell>
          <table:table-cell table:number-columns-repeated="16382"/>
        </table:table-row>
        <table:table-row table:style-name="ro1">
          <table:table-cell office:value-type="float" office:value="30.137588235698889" table:style-name="ce1">
            <text:p>30,13758824</text:p>
          </table:table-cell>
          <table:table-cell office:value-type="float" office:value="24.361628051581182" table:style-name="ce1">
            <text:p>24,36162805</text:p>
          </table:table-cell>
          <table:table-cell table:number-columns-repeated="16382"/>
        </table:table-row>
        <table:table-row table:style-name="ro1">
          <table:table-cell office:value-type="float" office:value="30.408476308099988" table:style-name="ce1">
            <text:p>30,40847631</text:p>
          </table:table-cell>
          <table:table-cell office:value-type="float" office:value="24.98611595496833" table:style-name="ce1">
            <text:p>24,98611595</text:p>
          </table:table-cell>
          <table:table-cell table:number-columns-repeated="16382"/>
        </table:table-row>
        <table:table-row table:style-name="ro1">
          <table:table-cell office:value-type="float" office:value="30.31003902963807" table:style-name="ce1">
            <text:p>30,31003903</text:p>
          </table:table-cell>
          <table:table-cell office:value-type="float" office:value="25.066451577284081" table:style-name="ce1">
            <text:p>25,06645158</text:p>
          </table:table-cell>
          <table:table-cell table:number-columns-repeated="16382"/>
        </table:table-row>
        <table:table-row table:style-name="ro1">
          <table:table-cell office:value-type="float" office:value="30.279322328354631" table:style-name="ce1">
            <text:p>30,27932233</text:p>
          </table:table-cell>
          <table:table-cell office:value-type="float" office:value="24.96432378625774" table:style-name="ce1">
            <text:p>24,96432379</text:p>
          </table:table-cell>
          <table:table-cell table:number-columns-repeated="16382"/>
        </table:table-row>
        <table:table-row table:style-name="ro1">
          <table:table-cell office:value-type="float" office:value="30.260174790229851" table:style-name="ce1">
            <text:p>30,26017479</text:p>
          </table:table-cell>
          <table:table-cell office:value-type="float" office:value="24.47164956052158" table:style-name="ce1">
            <text:p>24,47164956</text:p>
          </table:table-cell>
          <table:table-cell table:number-columns-repeated="16382"/>
        </table:table-row>
        <table:table-row table:style-name="ro1">
          <table:table-cell office:value-type="float" office:value="29.621751257644071" table:style-name="ce1">
            <text:p>29,62175126</text:p>
          </table:table-cell>
          <table:table-cell office:value-type="float" office:value="25.25391590156854" table:style-name="ce1">
            <text:p>25,2539159</text:p>
          </table:table-cell>
          <table:table-cell table:number-columns-repeated="16382"/>
        </table:table-row>
        <table:table-row table:style-name="ro1">
          <table:table-cell office:value-type="float" office:value="29.986287610326681" table:style-name="ce1">
            <text:p>29,98628761</text:p>
          </table:table-cell>
          <table:table-cell office:value-type="float" office:value="24.91993604007293" table:style-name="ce1">
            <text:p>24,91993604</text:p>
          </table:table-cell>
          <table:table-cell table:number-columns-repeated="16382"/>
        </table:table-row>
        <table:table-row table:style-name="ro1">
          <table:table-cell office:value-type="float" office:value="29.93713569687203" table:style-name="ce1">
            <text:p>29,9371357</text:p>
          </table:table-cell>
          <table:table-cell office:value-type="float" office:value="25.175603788270809" table:style-name="ce1">
            <text:p>25,17560379</text:p>
          </table:table-cell>
          <table:table-cell table:number-columns-repeated="16382"/>
        </table:table-row>
        <table:table-row table:style-name="ro1">
          <table:table-cell office:value-type="float" office:value="29.792329686015151" table:style-name="ce1">
            <text:p>29,79232969</text:p>
          </table:table-cell>
          <table:table-cell office:value-type="float" office:value="25.178607658860841" table:style-name="ce1">
            <text:p>25,17860766</text:p>
          </table:table-cell>
          <table:table-cell table:number-columns-repeated="16382"/>
        </table:table-row>
        <table:table-row table:style-name="ro1">
          <table:table-cell office:value-type="float" office:value="29.67947285282596" table:style-name="ce1">
            <text:p>29,67947285</text:p>
          </table:table-cell>
          <table:table-cell office:value-type="float" office:value="24.857461784943009" table:style-name="ce1">
            <text:p>24,8574617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number-rows-repeated="10483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openpyxl</meta:initial-creator>
    <dc:creator>Microsoft Office User</dc:creator>
    <meta:creation-date>2025-11-23T17:57:14Z</meta:creation-date>
    <dc:date>2025-11-23T18:44:56Z</dc:date>
  </office:meta>
</office:document-meta>
</file>